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rut Rosè Bronner | Johanniter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 Parcellaire Millesime Bernard Br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 Brut Blanc de Noirs Philippe Gilbe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yserod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ysegron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auvignon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uburgunder Ris. Ludwi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nsella Nizza Riserva Barbera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Il Borro IGT Tenuta Ferraga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R1 Malbec Special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âteau Poujeaux Cabernet Sauvignon |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âteau Labegorc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teau Sociando Mallet Merlot | Cabernet Sauvignon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teau Vieux Merlot | Cabernet Franc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600">
            <text:p>4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teau Vieux Merlot | Cabernet Franc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5">
            <text:p>1985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agrein Riserva Steinraffler Josef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agrein Cornell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uburgunder Jura Nals Mar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350">
            <text:p>10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abernet Mumelt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ianti Classico Sangiovese Tenuta Tignanell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auvignon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36033">
            <text:p>45.3360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eissburgunder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2.115524">
            <text:p>42.1155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runello di Montalcino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runello di Montalcino Sangiovese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uc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54.43142">
            <text:p>54.431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is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150">
            <text:p>6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54.328888">
            <text:p>54.3288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is Neris Merlot | Cabernet Sauvignon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82.95256">
            <text:p>82.952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